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61.39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it</text:p>
          </table:table-cell>
          <table:table-cell office:value-type="string">
            <text:p>Ins~erisci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it</text:p>
          </table:table-cell>
          <table:table-cell office:value-type="string">
            <text:p>Abilita ordinamento ~natural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it</text:p>
          </table:table-cell>
          <table:table-cell office:value-type="string">
            <text:p>Salva ~Gra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it</text:p>
          </table:table-cell>
          <table:table-cell office:value-type="string">
            <text:p>\&lt;bookmark_value\&gt;ordinamento; opzioni per intervalli database\&lt;/bookmark_value\&gt;\&lt;bookmark_value\&gt;ordinamento;Lingue asiatiche\&lt;/bookmark_value\&gt;\&lt;bookmark_value\&gt;Lingue asiatiche;ordinamento\&lt;/bookmark_value\&gt;\&lt;bookmark_value\&gt;regole di ordinamento rubrica\&lt;/bookmark_value\&gt;\&lt;bookmark_value\&gt;algoritmo di ordinamento naturale\&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it</text:p>
          </table:table-cell>
          <table:table-cell office:value-type="string">
            <text:p>Abilita ordinamento natural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it</text:p>
          </table:table-cell>
          <table:table-cell office:value-type="string">
            <text:p>\&lt;ahelp hid=\"SC:CHECKBOX:RID_SCPAGE_SORT_OPTIONS:BTN_NATURALSORT\"\&gt;Ordinamento naturale è un algoritmo di ordinamento dei numeri prefissi da stringhe, basato sull'elemento numerico presente in ogni valore ordinato. Questo metodo di ordinamento è quindi differente dal tradizionale e ordinario ordinamento alfabetico di strighe.\&lt;/ahelp\&gt; Per esempio, assumiamo di avere una serie di valori, come A1, A2, A3, A4, A5, A6, ..., A19, A20, A21. Se inseriamo questi valori in un intervallo di celle e avviamo l'ordinamento alfabetico, la lista ordinata risulterà: A1, A11, A12, A13, ..., A19, A2, A20, A21, A3, A4, A5, ..., A9. Nonostante l'ordinamento alfabetico ordinario possa avere senso per coloro che ne comprendono il meccanismo di base, alla restante parte della popolazione potrà sembrare alquanto strano, o completamente bizzarro, se non del tutto sconveniente. Abilitando invece la funzionalità di ordinamento naturale, l'elenco dei valori presentato nell'esempio precedente verrebbe ordinato "propriamente”, fatto che aumenta la convenienza delle operazioni di ordinamento in genere.</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 di utilità %PRODUCTNAME, comprendenti le varie Gallerie, Modelli, Documenti di esempio e 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G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La galleria %PRODUCTNAME contiene oltre 2900 elementi organizzati per temi differen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Crea documenti perfetti in pochi secondi utilizzando i 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Documenti di esemp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I documenti di esempio sono un buon modo per iniziare ad impara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ubblicit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RODUCTNAME: materiale pubblicitar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 aggiuntivi per %PRODUCTNAME e altre applicazion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Importa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Supporto per importazion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Manuale utente</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it</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it</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it</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it</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it</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it</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it</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it</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it</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it</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it</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it</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it</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it</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it</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it</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it</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it</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it</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it</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it</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it</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it</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it</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it</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it</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it</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it</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it</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it</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it</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it</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it</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it</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it</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it</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it</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4:32</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47:55</meta:creation-date>
    <dc:creator>AgentK</dc:creator>
    <dc:date>2008-03-15T17:14:32</dc:date>
    <meta:editing-cycles>4</meta:editing-cycles>
    <meta:editing-duration>PT6M0S</meta:editing-duration>
    <meta:user-defined meta:name="Info 1"/>
    <meta:user-defined meta:name="Info 2"/>
    <meta:user-defined meta:name="Info 3"/>
    <meta:user-defined meta:name="Info 4"/>
    <meta:document-statistic meta:table-count="1" meta:cell-count="1636"/>
  </office:meta>
</office:document-meta>
</file>